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 FARISEU, O PUBLICANO E UM HOMEM EM CRISTO</text:h>
      <text:p text:style-name="First_20_paragraph"><text:a xlink:type="simple" xlink:href="http://bibliaonline.com.br/acf/lc/18/9-14" text:style-name="Internet_20_link" text:visited-style-name="Visited_20_Internet_20_Link"><text:span text:style-name="Definition">Lucas 18:9-14</text:span></text:a> e <text:a xlink:type="simple" xlink:href="http://bibliaonline.com.br/acf/2co/12/1-11" text:style-name="Internet_20_link" text:visited-style-name="Visited_20_Internet_20_Link"><text:span text:style-name="Definition">II Corintios 12:1-11</text:span></text:a></text:p>
      <text:p text:style-name="Text_20_body">Lemos em <text:a xlink:type="simple" xlink:href="http://bibliaonline.com.br/acf/lc/18" text:style-name="Internet_20_link" text:visited-style-name="Visited_20_Internet_20_Link"><text:span text:style-name="Definition">Lucas 18</text:span></text:a> que – dois homens subiram ao templo a orar, um fariseu e outro publicano. Não é tão fácil como aprece erradicar o – fariseu – , pois há muito que se pode argumentar a seu favor. Vemo-lo no templo, lugar adequado para um homem religioso como ele costuma ser e o local indicado por Deus para adoração. Vemos que agora já não existe o templo e, embora Deus não tenha designado algum lugar de adoração aqui na terra, é evidente que o homem tem procurado fazer imitações do templo – imitações muito pobres, sem dúvida. Então onde é que está presentemente o lugar de adoração? No céu, ali onde Cristo habita.</text:p>
      <text:p text:style-name="Text_20_body">O fariseu estava no templo e as suas primeiras palavras foram : “Oh, Deus, graças te dou”. Isto está correto, pois que deve fazer toda criatura senão louvar a Deus? Mas ao acrescentar, “porque não sou como os demais homens” é que se coloca em terreno movediço, de vanglória e confiança em si mesmo. Notemos que ele dá graças a Deus por isso: que não sou como os demais homens. É evidente que além de negativo havia algo de positivo no seu caso, pois ele diz : Jejuo duas vezes por semana e dou os dízimos de tudo quanto possuo. Todavia, o seu erro consistia em que ele se apresentava diante de Deus, que conhece a natureza de todas as coisas, apoiado no que ele era em si mesmo, tratando estabelecer a sua própria justiça. Mas Deus prefere a atitude do publicano. O erro do fariseu consiste em querer apresentar-se a Deus pelos seus próprios méritos. Quando pensamos no que Deus é e no que será o seu juízo, quem não desejará fazer sua a oração de Davi : “Não entres em juízo com o teu servo”? ( <text:a xlink:type="simple" xlink:href="http://bibliaonline.com.br/acf/sl/143/2" text:style-name="Internet_20_link" text:visited-style-name="Visited_20_Internet_20_Link"><text:span text:style-name="Definition">Sal 143:2</text:span></text:a>).</text:p>
      <text:p text:style-name="Text_20_body">Infelizmente, existem mais fariseus do que imaginamos. Tens paz com Deus? Se acaso não a tens, será que te encontras sobre o terreno do fariseu, ou que de alguma maneira antepões o teu ”eu” a Deus? Podemos ver muitas pessoas que foram consideradas como muito devotas durante toda a sua vida e que ao chegarem à morte ficam cheias de dúvidas e hesitações quanto ao seu destino eterno. Como poderá o cristão abandonar as pessoas na sua confusão e dúvidas, e falta de fé, precisamente quando mais precisam da sua ajuda? O que neste caso perturba as suas mentes e as aflige é que não conseguiram desarraigar por completo o seu “eu”, o velho homem sobre o qual pretendem apoiar-se ( <text:a xlink:type="simple" xlink:href="http://bibliaonline.com.br/acf/rm/6/6" text:style-name="Internet_20_link" text:visited-style-name="Visited_20_Internet_20_Link"><text:span text:style-name="Definition">Ro, 6:6</text:span></text:a>).</text:p>
      <text:p text:style-name="Text_20_body">O Senhor louvou a súplica do publicano, “oh Deus, tem misericórdia de mim, pecador”. Podemos, sem dúvida, simpatizar com tal expressão, embora esta não seja a linguagem do cristão, pois uma vez que o pecador é salvo por Cristo fica sobre o terreno da perfeição diante de Deus. De facto, Jesus Cristo “com uma só oblação aperfeiçoou para sempre os que são santificados” (Heb 10:14). Na verdade, querido amigo, podemos afirmar que foi uma expressão bendita arrancada por Deus a uma alma oprimida pelo sentimento da sua miserável e vil condição. Não se trata aqui da posição cristã, mas antes duma bem-aventurada condição.</text:p>
      <text:p text:style-name="Text_20_body">Então, se o terreno cristão não se encontra no caso do publicano, onde o encontraremos? Com toda certeza no que expressa <text:a xlink:type="simple" xlink:href="http://bibliaonline.com.br/acf/2co/12/2" text:style-name="Internet_20_link" text:visited-style-name="Visited_20_Internet_20_Link"><text:span text:style-name="Definition">II Coríntios 12:2</text:span></text:a>, que é o seguinte: “Um homem em Cristo”. É provável que alguém diga: “Bem, mas há sem dúvida uma grande semelhança entre o publicano e o homem em Cristo”. A nossa resposta categórica é que nem por sombras. Se já clamamos a Deus como o publicano: &lt; “Oh Deus, tem misericórdia de mim, pecador” e aceitamos Cristo <text:soft-page-break/>como nosso Salvador, o resultado é que nossa posição passa a ser de “um homem em Cristo” quem poderá dizer-nos que pereceremos? O bendito Senhor Jesus disse a este respeito : “Nunca hão-de perecer e ninguém as arrebatará da minha mão... Eu e o Pai somos um” (<text:a xlink:type="simple" xlink:href="http://bibliaonline.com.br/acf/jo/10/28-30" text:style-name="Internet_20_link" text:visited-style-name="Visited_20_Internet_20_Link"><text:span text:style-name="Definition">João 10:28-30</text:span></text:a>) Não devemos esperar encontrar na história do publicano uma enunciação do evangelho. O publicano podia ser matéria para bênção de que estamos a falar, mas Cristo não tinha ainda morrido; o Seu sangue não havia sido derramado.</text:p>
      <text:p text:style-name="Text_20_body">Não nos deve surpreender que as pessoas prefiram estar debaixo dos antigos esconderijos de Adão, entre árvores do jardim, onde, na realidade podem ouvir a voz de Deus, a estarem perto Dele. Preferem a obscuridade e a distância à proximidade e à luz do sol. A expressão “um homem em Cristo” explica tudo. Se estamos em Cristo, estaremos fora do nosso “eu” . Deus considera-nos como tendo sido mortos e passado pelo juízo, e oh! Queridos amigos, haverá ressurreição de todas as coisas, menos dos nossos pecados e da nossa velha natureza. E mais do que estar nos méritos de Cristo, o importante é que estamos agora “em” Cristo.</text:p>
      <text:p text:style-name="Text_20_body">Encontramo-nos numa posição de valor imutável. Não existe qualquer temor no Seu mais sublime valor. Ainda que Satanás e a minha própria consciência me acusem, isso não altera em nada o valor de Cristo. Eu creio numa paz – e tenho-a! – que não pode ser alterada. Nada do passado, nada do presente, nada do futuro, nada no mundo, nada no inferno poderá jamais perturbar a minha paz. Cristo é tudo para o crente que está assentado sobre o fundamento da mesma excelência de Cristo.</text:p>
      <text:p text:style-name="Text_20_body">Quem poderia acrescentar algo mais? O cristão, na sua posição celestial, é conforme ao valor de Cristo; por outro lado, aqui em baixo não é mais do que uma pobre e débil criatura – uma cana quebrada.</text:p>
      <text:p text:style-name="Text_20_body">O olhar de Deus pousa com eterna complacência sobre Cristo e sobre mim que estou em Cristo. A fé não exalta minha pessoa. Quanto a mim, nada valho. Paulo disse a respeito de si próprio, “ainda que nada sou”; e se Paulo pôde dizê-lo, também nós o podemos dizer a nosso respeito. Será que o respirar o ar dos céus vai melhorar a nossa carne? Como Paulo disse, ainda que uma pessoa seja elevada até o terceiro céu, logo que regressa aqui à terra encontra novos espinhos.</text:p>
      <text:p text:style-name="Text_20_body">Se isto aconteceu com um santo homem de Deus – um veterano como era Paulo – que podemos esperar nós, tão insignificantes como somos? Nada pode melhorar a carne, isto é, o velho homem: “ O que é nascido da carne é carne” (<text:a xlink:type="simple" xlink:href="http://bibliaonline.com.br/acf/jo/3/6" text:style-name="Internet_20_link" text:visited-style-name="Visited_20_Internet_20_Link"><text:span text:style-name="Definition">João 3:6</text:span></text:a>). Mas como cristãos, somos nascidos do Espírito, pela semente divina e incorruptível: a Palavra de Deus ( <text:a xlink:type="simple" xlink:href="http://bibliaonline.com.br/acf/1pe/1/23" text:style-name="Internet_20_link" text:visited-style-name="Visited_20_Internet_20_Link"><text:span text:style-name="Definition">I Ped. 1:23</text:span></text:a>). Em Cristo somos muito mais elevados, muito mais santos do que alguma vez poderíamos ter imaginado.</text:p>
      <text:p text:style-name="Text_20_body">Extracto: “Conserva o modelo das sãs palavras” ( <text:a xlink:type="simple" xlink:href="http://bibliaonline.com.br/acf/2tm/1/13" text:style-name="Internet_20_link" text:visited-style-name="Visited_20_Internet_20_Link"><text:span text:style-name="Definition">II Tim 1:13</text:span></text:a>). O mantermos firmes a verdade no modelo em que Deus no-la deu, no seu carácter, no seu conteúdo e configuração com que Deus no-la expressou, é da maior importância... Só poderemos estar seguros da verdade se retivermos a verdadeira linguagem de Deus nela contida.</text:p>
      <text:p text:style-name="Text_20_body">J. N. DARB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 FARISEU, O PUBLICANO E UM HOMEM EM CRISTO</dc:title>
    <dc:date>2019-03-06T16:52:13.391760569</dc:date>
    <meta:editing-duration>PT11S</meta:editing-duration>
    <meta:editing-cycles>1</meta:editing-cycles>
    <meta:document-statistic meta:table-count="0" meta:image-count="0" meta:object-count="0" meta:page-count="3" meta:paragraph-count="15" meta:word-count="1162" meta:character-count="6513" meta:non-whitespace-character-count="5356"/>
    <meta:generator>LibreOffice/6.0.7.3$Linux_X86_64 LibreOffice_project/00m0$Build-3</meta:generator>
  </office:meta>
</office:document-meta>
</file>